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color="#00cc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4. 6. 2017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=535328</text:p>
              </text:list-item>
              <text:list-item>
                <text:p>REF=T</text:p>
              </text:list-item>
              <text:list-item>
                <text:p>ALT=TTGTG</text:p>
              </text:list-item>
              <text:list-item>
                <text:p>Vyskytuje se jak v GATK, tak ve Fermi</text:p>
              </text:list-item>
              <text:list-item>
                <text:p>Nedetekována (ani žádná varianta poblíž)</text:p>
              </text:list-item>
              <text:list-item>
                <text:p>Reference</text:p>
              </text:list-item>
              <text:list-item>
                <text:p>1:535323-535338</text:p>
              </text:list-item>
              <text:list-item>
                <text:p>CCGAT<text:span text:style-name="T1">TTGTG</text:span>TGTGT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=544787</text:p>
              </text:list-item>
              <text:list-item>
                <text:p>REF=G</text:p>
              </text:list-item>
              <text:list-item>
                <text:p>ALT=C</text:p>
              </text:list-item>
              <text:list-item>
                <text:p>Vyskytuje se v GATK if Fermi</text:p>
              </text:list-item>
              <text:list-item>
                <text:p>Detekována, pokryta 11ti ready</text:p>
              </text:list-item>
              <text:list-item>
                <text:p>Dostane se až do fáze extrakce variant z grafu a měla by být ve VCF, ale není</text:p>
                <text:list>
                  <text:list-item>
                    <text:p>Jedná se o jedinou variantu nalezenou v tomto regionu</text:p>
                  </text:list-item>
                </text:list>
              </text:list-item>
              <text:list-item>
                <text:p>Graf je složitý, podaří se až s k=5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=544815</text:p>
              </text:list-item>
              <text:list-item>
                <text:p>REF=G</text:p>
              </text:list-item>
              <text:list-item>
                <text:p>ALT=A</text:p>
              </text:list-item>
              <text:list-item>
                <text:p>Vyskytuje se v GATK i Fermi</text:p>
              </text:list-item>
              <text:list-item>
                <text:p>Varianta je detekována (k=51), ale její bublina je sdílena s jinou variantou a pravděpodobně díky neoptimálním vahám při tvorbě pomocného grafu ne napojena na referenční vrchol na pozici 54477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=555369</text:p>
              </text:list-item>
              <text:list-item>
                <text:p>REF=A</text:p>
              </text:list-item>
              <text:list-item>
                <text:p>ALT=T</text:p>
              </text:list-item>
              <text:list-item>
                <text:p>Fermi i GATK</text:p>
              </text:list-item>
              <text:list-item>
                <text:p>Detekována, ale zahozena pro příliš malý počet readů, které ji obsahují (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=578271</text:p>
              </text:list-item>
              <text:list-item>
                <text:p>REF=G</text:p>
              </text:list-item>
              <text:list-item>
                <text:p>ALT=A</text:p>
              </text:list-item>
              <text:list-item>
                <text:p>Fermi i GATK</text:p>
              </text:list-item>
              <text:list-item>
                <text:p>Detekována, ale odstraněna pro malý počet jí obsahujících readů (2)</text:p>
              </text:list-item>
              <text:list-item>
                <text:p>Dané místo reference podporují 3 ready</text:p>
              </text:list-item>
              <text:list-item>
                <text:p>Žádné dostatečně repetice v refere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4:20:53.366000000</meta:creation-date>
    <dc:date>2017-06-14T15:55:52.867000000</dc:date>
    <meta:editing-duration>PT1H19M43S</meta:editing-duration>
    <meta:editing-cycles>9</meta:editing-cycles>
    <meta:generator>LibreOffice/5.1.5.2$Windows_x86 LibreOffice_project/7a864d8825610a8c07cfc3bc01dd4fce6a9447e5</meta:generator>
    <meta:document-statistic meta:object-count="45"/>
  </office:meta>
</office:document-meta>
</file>